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514cm"/>
    </style:style>
    <style:style style:name="co0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6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0" table:number-columns-repeated="5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node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roon</text:p>
          </table:table-cell>
        </table:table-row>
        <table:table-row table:style-name="ro1" table:number-rows-repeated="37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/>
          </table:table-cell>
        </table:table-row>
      </table:table>
      <table:table table:name="Long_Events" table:style-name="ta1">
        <table:table-column table:style-name="co9" table:default-cell-style-name="Default"/>
        <table:table-column table:style-name="co0" table:number-columns-repeated="4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ange</text:p>
          </table:table-cell>
        </table:table-row>
      </table:table>
      <table:table table:name="Short_Events" table:style-name="ta1">
        <table:table-column table:style-name="co10" table:default-cell-style-name="Default"/>
        <table:table-column table:style-name="co0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me</text:p>
          </table:table-cell>
        </table:table-row>
      </table:table>
      <table:table table:name="Names" table:style-name="ta1">
        <table:table-column table:style-name="co6" table:default-cell-style-name="Default"/>
        <table:table-column table:style-name="co0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0" table:default-cell-style-name="Default"/>
        <table:table-row table:style-name="ro1">
          <table:table-cell office:value-type="string" calcext:value-type="string">
            <text:p>nodeNumber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channel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channel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52 A new palette 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user palette twel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rmhole sev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zy pink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/>
          </table:table-cell>
        </table:table-row>
      </table:table>
      <table:table table:name="selectable colours" table:style-name="ta1">
        <table:table-column table:style-name="co22" table:default-cell-style-name="Default"/>
        <table:table-row table:style-name="ro1"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aqua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9:35:19.55205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04T19:37:32.007913800</dc:date>
    <meta:editing-duration>PT2M56S</meta:editing-duration>
    <meta:editing-cycles>2</meta:editing-cycles>
    <meta:document-statistic meta:table-count="5" meta:cell-count="1740" meta:object-count="0"/>
  </office:meta>
</office:document-meta>
</file>